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83E560000CECF0000CECF6777BBF8F2FAF28E.svg" manifest:media-type="image/svg+xml"/>
  <manifest:file-entry manifest:full-path="Pictures/10000201000002C3000002C339E557D62CC07500.png" manifest:media-type="image/png"/>
  <manifest:file-entry manifest:full-path="Pictures/10000201000002C3000002C38C9567E538DABB5E.png" manifest:media-type="image/png"/>
  <manifest:file-entry manifest:full-path="Pictures/10183F4D0000CECF0000CECF565CF68FC29AAD72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7.78cm" svg:x="8.473cm" svg:y="8.116cm">
          <draw:image xlink:href="Pictures/10183E560000CECF0000CECF6777BBF8F2FAF28E.svg" xlink:type="simple" xlink:show="embed" xlink:actuate="onLoad" loext:mime-type="image/svg+xml">
            <text:p/>
          </draw:image>
          <draw:image xlink:href="Pictures/10000201000002C3000002C339E557D62CC07500.png" xlink:type="simple" xlink:show="embed" xlink:actuate="onLoad" loext:mime-type="image/png"/>
        </draw:frame>
        <draw:frame draw:style-name="gr1" draw:text-style-name="P1" draw:layer="layout" svg:width="17.78cm" svg:height="17.78cm" svg:x="21.986cm" svg:y="7.635cm">
          <draw:image xlink:href="Pictures/10183F4D0000CECF0000CECF565CF68FC29AAD72.svg" xlink:type="simple" xlink:show="embed" xlink:actuate="onLoad" loext:mime-type="image/svg+xml">
            <text:p/>
          </draw:image>
          <draw:image xlink:href="Pictures/10000201000002C3000002C38C9567E538DABB5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74cm" fo:margin-bottom="2.174cm" fo:margin-left="2.174cm" fo:margin-right="2.174cm" fo:page-width="52.943cm" fo:page-height="52.9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10-05T16:20:17.769000000</dc:date>
    <meta:editing-duration>PT2M50S</meta:editing-duration>
    <meta:editing-cycles>1</meta:editing-cycles>
    <meta:document-statistic meta:object-count="2"/>
    <meta:generator>LibreOffice/6.3.2.2$Windows_X86_64 LibreOffice_project/98b30e735bda24bc04ab42594c85f7fd8be07b9c</meta:generator>
  </office:meta>
</office:document-meta>
</file>